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4"/>
    <style:style style:name="P15" style:family="paragraph" style:parent-style-name="Standard" style:list-style-name="L15"/>
    <style:style style:name="P16" style:family="paragraph" style:parent-style-name="Standard" style:list-style-name="L16"/>
    <style:style style:name="P17" style:family="paragraph" style:parent-style-name="Standard" style:list-style-name="L17"/>
    <style:style style:name="P18" style:family="paragraph" style:parent-style-name="Standard" style:list-style-name="L18"/>
    <style:style style:name="P19" style:family="paragraph" style:parent-style-name="Standard" style:list-style-name="L19"/>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tab/><text:tab/><text:tab/><text:tab/><text:tab/><text:tab/><text:tab/><text:tab/><text:tab/><text:tab/><text:tab/><text:tab/><text:tab/>13331183</text:p>
      <text:p text:style-name="Standard"><text:tab/><text:tab/><text:tab/><text:tab/><text:tab/><text:tab/><text:tab/><text:tab/><text:tab/><text:tab/><text:tab/><text:tab/><text:tab/><text:tab/><text:tab/><text:tab/><text:tab/><text:tab/><text:tab/><text:tab/><text:tab/>卢建业</text:p>
      <text:p text:style-name="Standard">Set 7</text:p>
      <text:list xml:id="list514647808" text:style-name="L1">
        <text:list-item>
          <text:p text:style-name="P1">What methods are implemented in Critter?</text:p>
        </text:list-item>
      </text:list>
      <text:p text:style-name="Standard">The act, getActors, processActors, getMoveLocations,selectMeveLocatioin and moveMove method are implemented in Critter.</text:p>
      <text:list xml:id="list1589227954" text:style-name="L2">
        <text:list-item>
          <text:p text:style-name="P2">What are the five basic actions common to all critters when they act?</text:p>
        </text:list-item>
      </text:list>
      <text:p text:style-name="Standard"><text:s/>The getActors, processActors, getMoveLocations,selectMeveLocatioin and moveMove method </text:p>
      <text:list xml:id="list990852603" text:style-name="L3">
        <text:list-item>
          <text:p text:style-name="P3">Should subclasses of Critter override the getActors method? Explain.</text:p>
        </text:list-item>
      </text:list>
      <text:p text:style-name="Standard">Yes,when a new critter subclass can selects its actors in different style,it could override this method.</text:p>
      <text:list xml:id="list885088206" text:style-name="L4">
        <text:list-item>
          <text:p text:style-name="P4">Describe the way that a critter could process actors.</text:p>
        </text:list-item>
      </text:list>
      <text:p text:style-name="Standard">It could eat, change colors or push them to move.</text:p>
      <text:list xml:id="list1192761793" text:style-name="L5">
        <text:list-item>
          <text:p text:style-name="P5">What three methods must be invoked to make a critter move? Explain each of these methods.</text:p>
        </text:list-item>
      </text:list>
      <text:p text:style-name="Standard">The three methods are getMoveLocations, selectMoveLocation and makeMove.</text:p>
      <text:p text:style-name="Standard">GetMoveLocations return all the possible location, which is empty adjacent locations arround the critter <text:s/>,to move, and select MoveLocation choose a location from these location list to move,at last,moveMove determine the move style to the choose location.</text:p>
      <text:list xml:id="list1337182720" text:style-name="L6">
        <text:list-item>
          <text:p text:style-name="P6">Why is there no Critter constructor?</text:p>
        </text:list-item>
      </text:list>
      <text:p text:style-name="Standard">Critter extends Actor,which has a default constructor.when you don't create a constructor for critter class, Java will write a default constructor for you.</text:p>
      <text:p text:style-name="Standard"/>
      <text:p text:style-name="Standard">Set 8</text:p>
      <text:list xml:id="list2052883565" text:style-name="L7">
        <text:list-item>
          <text:p text:style-name="P7">Why does act cause a ChameleonCritter to act differently from a Critter even though ChameleonCritter does not override act?</text:p>
        </text:list-item>
      </text:list>
      <text:p text:style-name="Standard">Because ChameleonCritter override the processActors and moveMove methos, which is called in act method.</text:p>
      <text:list xml:id="list1034736675" text:style-name="L8">
        <text:list-item>
          <text:p text:style-name="P8">Why does the makeMove method of ChameleonCritter call super.makeMove?</text:p>
        </text:list-item>
      </text:list>
      <text:p text:style-name="Standard">The makeMove method of the ChameleonCritter share the same behaviors with Critter's moveMove method except changing the directions of crittter to face it new location,so the ChameleonCritter call super.makeMove to deminish its code.</text:p>
      <text:list xml:id="list1428358704" text:style-name="L9">
        <text:list-item>
          <text:p text:style-name="P9">How would you make the ChameleonCritter drop flowers in its old location when it moves?</text:p>
        </text:list-item>
      </text:list>
      <text:p text:style-name="Standard">We could write as the bug's move method,write the next codes.</text:p>
      <text:p text:style-name="Standard">Public void makeMove(Location loc) {</text:p>
      <text:p text:style-name="Standard">Location oldLocation = <text:s/>getLocation();</text:p>
      <text:p text:style-name="Standard">setDirection(getLocation().getDirectionToward(loc));</text:p>
      <text:p text:style-name="Standard">super.makeMove(loc);</text:p>
      <text:p text:style-name="Standard">if (!oldLocation.equals(loc) <text:s/>{</text:p>
      <text:p text:style-name="Standard">Flower flower = new Flower(getColor());</text:p>
      <text:p text:style-name="Standard">flower.putSelfInGrid(getGrid(),oldLocation();</text:p>
      <text:p text:style-name="Standard">}</text:p>
      <text:p text:style-name="Standard">}</text:p>
      <text:list xml:id="list488545076" text:style-name="L10">
        <text:list-item>
          <text:p text:style-name="P10">Why doesn't ChameleonCritter override the getActors method?</text:p>
        </text:list-item>
      </text:list>
      <text:p text:style-name="Standard">It doesn't need to override this method<text:tab/>because it share the same list of actors as Critter to processes.</text:p>
      <text:list xml:id="list489168916" text:style-name="L11">
        <text:list-item>
          <text:p text:style-name="P11">Which class contains the getLocation method?</text:p>
        </text:list-item>
      </text:list>
      <text:p text:style-name="Standard">The Actor class.</text:p>
      <text:list xml:id="list572325627" text:style-name="L12">
        <text:list-item>
          <text:p text:style-name="P12">How can a Critter access its own grid?</text:p>
        </text:list-item>
      </text:list>
      <text:p text:style-name="Standard">It can access its own grid by the getGrid method,which inherit from the Actor class</text:p>
      <text:p text:style-name="Standard"/>
      <text:p text:style-name="Standard"><text:soft-page-break/>Set 9</text:p>
      <text:list xml:id="list1874348761" text:style-name="L13">
        <text:list-item>
          <text:p text:style-name="P13">Why doesn't CrabCritter override the processActors method?</text:p>
        </text:list-item>
      </text:list>
      <text:p text:style-name="Standard">Because the CrabCritter share the same behaviors as the Critter in processActors method,which is eating all of the neighbors.</text:p>
      <text:list xml:id="list1830569711" text:style-name="L14">
        <text:list-item>
          <text:p text:style-name="P14">Describe the process a CrabCritter uses to find and eat other actors. Does it always eat all neighboring actors? Explain.</text:p>
        </text:list-item>
      </text:list>
      <text:p text:style-name="Standard">The CrabCritter's getActors method will find the neighbors which is in front ,right-front , and left front of it to eat, and other neighboring locations won't, so it does't eat all neighboring actors.</text:p>
      <text:list xml:id="list920116257" text:style-name="L15">
        <text:list-item>
          <text:p text:style-name="P15">Why is the getLocationsInDirections method used in CrabCritter?</text:p>
        </text:list-item>
      </text:list>
      <text:p text:style-name="Standard">The method received an array of directions as parameter and return all the valid adjacent locations in the directions.So in CrabCritter, it call the method and give particular directions to determine which location can move.</text:p>
      <text:list xml:id="list1960365556" text:style-name="L16">
        <text:list-item>
          <text:p text:style-name="P16">If a CrabCritter has location (3, 4) and faces south, what are the possible locations for actors that are returned by a call to the getActors method?</text:p>
        </text:list-item>
      </text:list>
      <text:p text:style-name="Standard">(4,4),(4,3) and (4,5)</text:p>
      <text:list xml:id="list471797703" text:style-name="L17">
        <text:list-item>
          <text:p text:style-name="P17">What are the similarities and differences between the movements of a CrabCritter and a Critter?</text:p>
        </text:list-item>
      </text:list>
      <text:p text:style-name="Standard">Similarities:</text:p>
      <text:p text:style-name="Standard"><text:tab/>they both randomly choose their next location in the possible locations list instead of the dirction that are moving.</text:p>
      <text:p text:style-name="Standard">Differences:</text:p>
      <text:p text:style-name="Standard"><text:tab/>A crab critter only move to its left or right when critter can move any possible adjacent neighboring locations. When crab critter canont move, it will turn right or left when critter can't.</text:p>
      <text:list xml:id="list236784730" text:style-name="L18">
        <text:list-item>
          <text:p text:style-name="P18">How does a CrabCritter determine when it turns instead of moving?</text:p>
        </text:list-item>
      </text:list>
      <text:p text:style-name="Standard">When the parameter loc in makeMove is equal to the current location.</text:p>
      <text:list xml:id="list2131358064" text:style-name="L19">
        <text:list-item>
          <text:p text:style-name="P19">Why don't the CrabCritter objects eat each other?</text:p>
        </text:list-item>
      </text:list>
      <text:p text:style-name="Standard">Becase CrabCritter inherits the processActors method from the Critter class, and this class can't remove rocks nor crit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08:19:26</meta:creation-date>
    <dc:date>2015-08-22T09:04:04</dc:date>
    <meta:editing-duration>PT32M5S</meta:editing-duration>
    <meta:editing-cycles>8</meta:editing-cycles>
    <meta:generator>LibreOffice/3.5$Linux_X86_64 LibreOffice_project/350m1$Build-2</meta:generator>
    <meta:document-statistic meta:table-count="0" meta:image-count="0" meta:object-count="0" meta:page-count="2" meta:paragraph-count="56" meta:word-count="651" meta:character-count="4283" meta:non-whitespace-character-count="3659"/>
  </office:meta>
</office:document-meta>
</file>